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207000025859906A14F.svm"/>
  <manifest:file-entry manifest:media-type="" manifest:full-path="Pictures/200000070000277C0000061ACEA8526C.svm"/>
  <manifest:file-entry manifest:media-type="" manifest:full-path="Pictures/200000070000235A0000133AFCD7C6E0.svm"/>
  <manifest:file-entry manifest:media-type="" manifest:full-path="Pictures/2000000700001F520000304513BC59A8.svm"/>
  <manifest:file-entry manifest:media-type="" manifest:full-path="Pictures/2000000700003183000006B9F923DA85.svm"/>
  <manifest:file-entry manifest:media-type="" manifest:full-path="Pictures/20000007000036FD0000064F76AA0978.svm"/>
  <manifest:file-entry manifest:media-type="" manifest:full-path="Pictures/2000000700001A41000021985615BA37.svm"/>
  <manifest:file-entry manifest:media-type="" manifest:full-path="Pictures/20000007000020AA00002E6939106760.svm"/>
  <manifest:file-entry manifest:media-type="" manifest:full-path="Pictures/2000000700001D76000006D38970570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 fo:break-before="page"/>
      <style:text-properties fo:font-size="14pt" fo:language="ru" fo:country="RU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start" style:justify-single-word="false" fo:break-before="page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федеральное государственное автономное образовательное учреждение высшего образования «Национальная научно-образовательная корпорация ИТМО»</text:span> </text:p>
      <text:p text:style-name="P1"/>
      <text:p text:style-name="P2">Факультет программной инженерии и компьютерной техники</text:p>
      <text:p text:style-name="P2"/>
      <text:p text:style-name="P2">Лабораторная работа №1</text:p>
      <text:p text:style-name="P2">по дисциплине</text:p>
      <text:p text:style-name="P2">«ИНФОРМАТИКА»</text:p>
      <text:p text:style-name="P2">Вариант № 2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</text:p>
      <text:p text:style-name="P3">Студент группы <text:span text:style-name="T2">P3116</text:span></text:p>
      <text:p text:style-name="P4">Козодой Андрей Сергеевич</text:p>
      <text:p text:style-name="P4">Преподаватель:</text:p>
      <text:p text:style-name="P4">Машина Е.А.</text:p>
      <text:p text:style-name="P4"/>
      <text:p text:style-name="P5"><text:soft-page-break/>Санкт-Петербург, 2022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8">Задание<text:tab/>3</text:p>
          <text:p text:style-name="P8">Основные этапы выполнения<text:tab/>4</text:p>
          <text:p text:style-name="P8">Вывод<text:tab/>7</text:p>
        </text:index-body>
      </text:table-of-content>
      <text:h text:style-name="P9" text:outline-level="1"><draw:frame draw:style-name="fr1" draw:name="Врезка1" text:anchor-type="paragraph" svg:x="1.58cm" svg:y="1.376cm" svg:width="14.078cm" draw:z-index="0"><draw:text-box fo:min-height="1.616cm"><text:p text:style-name="Drawing"><draw:frame draw:style-name="fr4" draw:name="Графический объект2" text:anchor-type="paragraph" svg:width="14.078cm" svg:height="1.616cm" style:rel-height="scale" draw:z-index="1"><draw:image xlink:href="Pictures/20000007000036FD0000064F76AA0978.svm" xlink:type="simple" xlink:show="embed" xlink:actuate="onLoad"/></draw:frame>Рисунок <text:sequence text:ref-name="refDrawing0" text:name="Drawing" text:formula="ooow:Drawing+1" style:num-format="1">1</text:sequence></text:p></draw:text-box></draw:frame><draw:frame draw:style-name="fr1" draw:name="Врезка2" text:anchor-type="paragraph" svg:x="1.58cm" svg:y="3.81cm" svg:width="12.675cm" draw:z-index="2"><draw:text-box fo:min-height="1.722cm"><text:p text:style-name="Drawing"><draw:frame draw:style-name="fr4" draw:name="Графический объект3" text:anchor-type="paragraph" svg:width="12.675cm" svg:height="1.722cm" style:rel-height="scale" draw:z-index="3"><draw:image xlink:href="Pictures/2000000700003183000006B9F923DA85.svm" xlink:type="simple" xlink:show="embed" xlink:actuate="onLoad"/></draw:frame>Рисунок <text:sequence text:ref-name="refDrawing1" text:name="Drawing" text:formula="ooow:Drawing+1" style:num-format="1">2</text:sequence></text:p></draw:text-box></draw:frame><draw:frame draw:style-name="fr1" draw:name="Врезка3" text:anchor-type="paragraph" svg:x="1.58cm" svg:y="6.297cm" svg:width="7.542cm" draw:z-index="4"><draw:text-box fo:min-height="1.746cm"><text:p text:style-name="Drawing"><draw:frame draw:style-name="fr4" draw:name="Графический объект1" text:anchor-type="paragraph" svg:width="7.542cm" svg:height="1.746cm" style:rel-height="scale" draw:z-index="5"><draw:image xlink:href="Pictures/2000000700001D76000006D389705703.svm" xlink:type="simple" xlink:show="embed" xlink:actuate="onLoad"/></draw:frame>Рисунок <text:sequence text:ref-name="refDrawing2" text:name="Drawing" text:formula="ooow:Drawing+1" style:num-format="1">3</text:sequence></text:p></draw:text-box></draw:frame><draw:frame draw:style-name="fr1" draw:name="Врезка4" text:anchor-type="paragraph" svg:x="1.647cm" svg:y="8.731cm" svg:width="10.109cm" draw:z-index="6"><draw:text-box fo:min-height="1.563cm"><text:p text:style-name="Drawing"><draw:frame draw:style-name="fr4" draw:name="Графический объект4" text:anchor-type="paragraph" svg:width="10.109cm" svg:height="1.563cm" style:rel-height="scale" draw:z-index="7"><draw:image xlink:href="Pictures/200000070000277C0000061ACEA8526C.svm" xlink:type="simple" xlink:show="embed" xlink:actuate="onLoad"/></draw:frame>Рисунок <text:sequence text:ref-name="refDrawing3" text:name="Drawing" text:formula="ooow:Drawing+1" style:num-format="1">4</text:sequence></text:p></draw:text-box></draw:frame>Задание</text:h>
      <text:h text:style-name="P9" text:outline-level="1"><draw:frame draw:style-name="fr1" draw:name="Врезка5" text:anchor-type="paragraph" svg:x="3.829cm" svg:y="1.614cm" svg:width="9.606cm" draw:z-index="8"><draw:text-box fo:min-height="12.294cm"><text:p text:style-name="Drawing"><draw:frame draw:style-name="fr4" draw:name="Графический объект5" text:anchor-type="paragraph" svg:width="9.606cm" svg:height="12.294cm" style:rel-height="scale" draw:z-index="9"><draw:image xlink:href="Pictures/2000000700001A41000021985615BA37.svm" xlink:type="simple" xlink:show="embed" xlink:actuate="onLoad"/></draw:frame>Рисунок <text:sequence text:ref-name="refDrawing4" text:name="Drawing" text:formula="ooow:Drawing+1" style:num-format="1">5</text:sequence></text:p></draw:text-box></draw:frame><draw:frame draw:style-name="fr1" draw:name="Врезка6" text:anchor-type="paragraph" svg:x="2.256cm" svg:y="14.737cm" svg:width="12.808cm" draw:z-index="10"><draw:text-box fo:min-height="9.604cm"><text:p text:style-name="Drawing"><draw:frame draw:style-name="fr4" draw:name="Графический объект6" text:anchor-type="paragraph" svg:width="12.808cm" svg:height="9.604cm" style:rel-height="scale" draw:z-index="11"><draw:image xlink:href="Pictures/2000000700003207000025859906A14F.svm" xlink:type="simple" xlink:show="embed" xlink:actuate="onLoad"/></draw:frame>Рисунок <text:sequence text:ref-name="refDrawing5" text:name="Drawing" text:formula="ooow:Drawing+1" style:num-format="1">6</text:sequence></text:p></draw:text-box></draw:frame>Основные этапы выполнения</text:h>
      <text:p text:style-name="P7"><draw:frame draw:style-name="fr1" draw:name="Врезка7" text:anchor-type="paragraph" svg:x="4.32cm" svg:y="0.688cm" svg:width="8.363cm" draw:z-index="12"><draw:text-box fo:min-height="11.882cm"><text:p text:style-name="Drawing"><draw:frame draw:style-name="fr5" draw:name="Графический объект7" text:anchor-type="paragraph" svg:y="-0.582cm" svg:width="8.363cm" svg:height="11.882cm" style:rel-height="scale" draw:z-index="13"><draw:image xlink:href="Pictures/20000007000020AA00002E6939106760.svm" xlink:type="simple" xlink:show="embed" xlink:actuate="onLoad"/></draw:frame>Рисунок <text:sequence text:ref-name="refDrawing6" text:name="Drawing" text:formula="ooow:Drawing+1" style:num-format="1">7</text:sequence></text:p></draw:text-box></draw:frame><draw:frame draw:style-name="fr2" draw:name="Врезка8" text:anchor-type="paragraph" svg:y="12.995cm" svg:width="8.019cm" draw:z-index="14"><draw:text-box fo:min-height="12.358cm"><text:p text:style-name="Drawing"><draw:frame draw:style-name="fr4" draw:name="Графический объект8" text:anchor-type="paragraph" svg:width="8.019cm" svg:height="12.358cm" style:rel-height="scale" draw:z-index="15"><draw:image xlink:href="Pictures/2000000700001F520000304513BC59A8.svm" xlink:type="simple" xlink:show="embed" xlink:actuate="onLoad"/></draw:frame>Рисунок <text:sequence text:ref-name="refDrawing7" text:name="Drawing" text:formula="ooow:Drawing+1" style:num-format="1">8</text:sequence></text:p></draw:text-box></draw:frame></text:p>
      <text:p text:style-name="P7"><draw:frame draw:style-name="fr3" draw:name="Врезка9" text:anchor-type="paragraph" svg:width="11.227cm" draw:z-index="16"><draw:text-box fo:min-height="6.105cm"><text:p text:style-name="Drawing"><draw:frame draw:style-name="fr4" draw:name="Графический объект9" text:anchor-type="paragraph" svg:width="11.227cm" svg:height="6.105cm" style:rel-height="scale" draw:z-index="17"><draw:image xlink:href="Pictures/200000070000235A0000133AFCD7C6E0.svm" xlink:type="simple" xlink:show="embed" xlink:actuate="onLoad"/></draw:frame>Рисунок <text:sequence text:ref-name="refDrawing8" text:name="Drawing" text:formula="ooow:Drawing+1" style:num-format="1">9</text:sequence></text:p></draw:text-box></draw:frame></text:p>
      <text:h text:style-name="P9" text:outline-level="1">Вывод</text:h>
      <text:p text:style-name="P6">В ходе выполнения лабораторной работы я научился переводить числа в различные системы счисления. Этот опыт пригодится мне в дальнейшем обучен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</meta:initial-creator>
    <meta:creation-date>2022-09-12T09:41:47.02</meta:creation-date>
    <dc:date>2022-09-26T08:37:15.31</dc:date>
    <dc:creator>Сергей </dc:creator>
    <meta:editing-duration>PT40M14S</meta:editing-duration>
    <meta:editing-cycles>27</meta:editing-cycles>
    <meta:generator>OpenOffice/4.1.3$Win32 OpenOffice.org_project/413m1$Build-9783</meta:generator>
    <meta:document-statistic meta:table-count="0" meta:image-count="9" meta:object-count="0" meta:page-count="7" meta:paragraph-count="29" meta:word-count="90" meta:character-count="668"/>
  </office:meta>
</office:document-meta>
</file>